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2.669cm" fo:min-width="3.318cm" fo:padding-top="0.142cm" fo:padding-bottom="0.142cm" fo:padding-left="0.267cm" fo:padding-right="0.267cm"/>
    </style:style>
    <style:style style:name="gr2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2.669cm" fo:min-width="3.31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3.791cm" fo:min-width="4.665cm" fo:padding-top="0.151cm" fo:padding-bottom="0.151cm" fo:padding-left="0.276cm" fo:padding-right="0.276cm"/>
      <style:paragraph-properties style:writing-mode="lr-tb"/>
    </style:style>
    <style:style style:name="gr4" style:family="graphic" style:parent-style-name="objectwithoutfill">
      <style:graphic-properties svg:stroke-width="0.053cm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-width="0.279cm" draw:marker-end="Arrowheads_20_4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="Arrowheads_20_5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draw:marker-start-width="0.279cm" draw:marker-end="Arrowheads_20_6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35cm" draw:marker-start-width="0.252cm" draw:marker-end="Arrowheads_20_7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draw:marker-start-width="0.252cm" draw:marker-end="Arrowheads_20_8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draw:marker-start-width="0.252cm" draw:marker-end="Arrowheads_20_9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draw:marker-start-width="0.252cm" draw:marker-end="Arrowheads_20_10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53cm" draw:marker-start="Arrowheads_20_12" draw:marker-start-width="0.379cm" draw:marker-end="Arrowheads_20_13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draw:stroke="dash" draw:stroke-dash="Double_20_Dash_20__28_Rounded_29_" svg:stroke-width="0.053cm" draw:marker-start-width="0.279cm" draw:marker-end="Arrowheads_20_14" draw:marker-end-width="0.379cm" svg:stroke-linecap="round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5.398cm" svg:height="4.127cm" svg:x="3.857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5.398cm" svg:height="4.127cm" svg:x="4.175cm" svg:y="3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5.398cm" svg:height="4.127cm" svg:x="4.492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5.398cm" svg:height="4.127cm" svg:x="4.81cm" svg:y="3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5.398cm" svg:height="4.127cm" svg:x="2.904cm" svg:y="12.43cm">
          <text:p text:style-name="P2"><text:span text:style-name="T1">Repository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5.398cm" svg:height="4.127cm" svg:x="5.127cm" svg:y="4.175cm">
          <text:p text:style-name="P2"><text:span text:style-name="T1">Packages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7.303cm" svg:height="5.715cm" svg:x="15.922cm" svg:y="3.222cm">
          <text:p text:style-name="P2">Package</text:p>
          <text:p text:style-name="P2">Mana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5.398cm" svg:height="4.127cm" svg:x="8.937cm" svg:y="10.843cm">
          <text:p text:style-name="P2"><text:span text:style-name="T1">Repository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5.398cm" svg:height="4.127cm" svg:x="7.984cm" svg:y="15.605cm">
          <text:p text:style-name="P2"><text:span text:style-name="T1">Repository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0" draw:id="id10" draw:layer="layout" svg:width="7.303cm" svg:height="5.715cm" svg:x="18.779cm" svg:y="11.795cm">
          <text:p text:style-name="P2">Operating</text:p>
          <text:p text:style-name="P2">Syst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draw:line-skew="-1.002cm" svg:x1="16.991cm" svg:y1="8.1cm" svg:x2="5.603cm" svg:y2="12.43cm" draw:start-shape="id1" draw:start-glue-point="7" draw:end-shape="id2" draw:end-glue-point="4" svg:d="M16991 8100c0 2371-11388 207-11388 4330" svg:viewBox="0 0 11389 4331">
          <text:p/>
        </draw:connector>
        <draw:connector draw:style-name="gr5" draw:text-style-name="P4" draw:layer="layout" draw:type="curve" svg:x1="16.991cm" svg:y1="8.1cm" svg:x2="14.335cm" svg:y2="12.907cm" draw:start-shape="id1" draw:start-glue-point="7" draw:end-shape="id3" draw:end-glue-point="10" svg:d="M16991 8100c0 3205-885 4807-2656 4807" svg:viewBox="0 0 2657 4808">
          <text:p/>
        </draw:connector>
        <draw:connector draw:style-name="gr6" draw:text-style-name="P4" draw:layer="layout" draw:type="curve" svg:x1="16.991cm" svg:y1="8.1cm" svg:x2="13.382cm" svg:y2="17.669cm" draw:start-shape="id1" draw:start-glue-point="7" draw:end-shape="id4" draw:end-glue-point="10" svg:d="M16991 8100c0 6380-1203 9569-3609 9569" svg:viewBox="0 0 3610 9570">
          <text:p/>
        </draw:connector>
        <draw:connector draw:style-name="gr7" draw:text-style-name="P4" draw:layer="layout" draw:type="curve" svg:x1="3.694cm" svg:y1="13.034cm" svg:x2="5.127cm" svg:y2="6.239cm" draw:start-shape="id2" draw:start-glue-point="5" draw:end-shape="id5" draw:end-glue-point="6" svg:d="M3694 13034c0-4530 477-6795 1433-6795" svg:viewBox="0 0 1434 6796">
          <text:p/>
        </draw:connector>
        <draw:connector draw:style-name="gr8" draw:text-style-name="P4" draw:layer="layout" draw:type="curve" svg:x1="3.694cm" svg:y1="13.034cm" svg:x2="4.81cm" svg:y2="5.922cm" draw:start-shape="id2" draw:start-glue-point="5" draw:end-shape="id6" draw:end-glue-point="6" svg:d="M3694 13034c0-4742 372-7112 1116-7112" svg:viewBox="0 0 1117 7113">
          <text:p/>
        </draw:connector>
        <draw:connector draw:style-name="gr9" draw:text-style-name="P4" draw:layer="layout" draw:type="curve" svg:x1="3.694cm" svg:y1="13.034cm" svg:x2="4.492cm" svg:y2="5.604cm" draw:start-shape="id2" draw:start-glue-point="5" draw:end-shape="id7" draw:end-glue-point="6" svg:d="M3694 13034c0-4954 266-7430 798-7430" svg:viewBox="0 0 799 7431">
          <text:p/>
        </draw:connector>
        <draw:connector draw:style-name="gr10" draw:text-style-name="P4" draw:layer="layout" draw:type="curve" svg:x1="3.694cm" svg:y1="13.034cm" svg:x2="4.175cm" svg:y2="5.287cm" draw:start-shape="id2" draw:start-glue-point="5" draw:end-shape="id8" draw:end-glue-point="6" svg:d="M3694 13034c0-4723-18-3936-92-4692s-204-3055 573-3055" svg:viewBox="0 0 631 7748">
          <text:p/>
        </draw:connector>
        <draw:connector draw:style-name="gr11" draw:text-style-name="P4" draw:layer="layout" draw:type="curve" svg:x1="3.694cm" svg:y1="13.034cm" svg:x2="3.857cm" svg:y2="4.969cm" draw:start-shape="id2" draw:start-glue-point="5" draw:end-shape="id9" draw:end-glue-point="6" svg:d="M3694 13034c0-4962-178-4134-331-4910s-283-3155 494-3155" svg:viewBox="0 0 611 8066">
          <text:p/>
        </draw:connector>
        <draw:connector draw:style-name="gr12" draw:text-style-name="P4" draw:layer="layout" draw:type="curve" svg:x1="19.574cm" svg:y1="8.937cm" svg:x2="22.431cm" svg:y2="11.795cm" draw:start-shape="id1" draw:start-glue-point="8" draw:end-shape="id10" draw:end-glue-point="4" svg:d="M19574 8937c0 2143 2857 715 2857 2858" svg:viewBox="0 0 2858 2859">
          <text:p/>
        </draw:connector>
        <draw:connector draw:style-name="gr13" draw:text-style-name="P4" draw:layer="layout" draw:type="curve" svg:x1="15.922cm" svg:y1="6.079cm" svg:x2="10.525cm" svg:y2="6.239cm" draw:start-shape="id1" draw:start-glue-point="6" draw:end-shape="id5" draw:end-glue-point="10" svg:d="M15922 6079c-4047 0-1349 160-5397 160" svg:viewBox="0 0 5398 16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7T13:26:50.751698272</meta:creation-date>
    <dc:date>2022-11-17T16:16:25.366691584</dc:date>
    <meta:editing-duration>PT8M5S</meta:editing-duration>
    <meta:editing-cycles>4</meta:editing-cycles>
    <meta:generator>LibreOffice/7.3.4.2$Linux_X86_64 LibreOffice_project/30$Build-2</meta:generator>
    <meta:document-statistic meta:object-count="20"/>
  </office:meta>
</office:document-meta>
</file>